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36"/>
    <style:style style:name="ce4" style:family="table-cell" style:parent-style-name="Default" style:data-style-name="N15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float" office:value="0.27777777777778001" table:style-name="ce2">
            <text:p>0.277777778</text:p>
          </table:table-cell>
          <table:table-cell office:value-type="float" office:value="9.9999999999999995E-7" table:formula="of:=1/1000000" table:style-name="ce4">
            <text:p>1.00E-0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/TJ</text:p>
          </table:table-cell>
          <table:table-cell office:value-type="string" table:style-name="ce1">
            <text:p>Mt/Gw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al</text:p>
          </table:table-cell>
          <table:table-cell office:value-type="float" office:value="24.4" table:style-name="ce1">
            <text:p>24.4</text:p>
          </table:table-cell>
          <table:table-cell office:value-type="float" office:value="8.7839999999999281E-5" table:formula="of:=[.B3]*[.$B$1]/[.$A$1]" table:style-name="ce3">
            <text:p>8.784E-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NG</text:p>
          </table:table-cell>
          <table:table-cell office:value-type="float" office:value="14" table:style-name="ce1">
            <text:p>14</text:p>
          </table:table-cell>
          <table:table-cell office:value-type="float" office:value="5.0399999999999592E-5" table:formula="of:=[.B4]*[.$B$1]/[.$A$1]" table:style-name="ce3">
            <text:p>5.040E-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il</text:p>
          </table:table-cell>
          <table:table-cell office:value-type="float" office:value="19.8" table:style-name="ce1">
            <text:p>19.8</text:p>
          </table:table-cell>
          <table:table-cell office:value-type="float" office:value="7.1279999999999426E-5" table:formula="of:=[.B5]*[.$B$1]/[.$A$1]" table:style-name="ce3">
            <text:p>7.128E-05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urce</text:p>
          </table:table-cell>
          <table:table-cell office:value-type="string" table:style-name="ce1">
            <text:p>https://www.env.go.jp/earth/ondanka/ghg-mrv/unfccc/material/NIR-JPN-2017_E.pdf</text:p>
          </table:table-cell>
          <table:table-cell table:number-columns-repeated="5" table:style-name="ce1"/>
          <table:table-cell office:value-type="string" table:style-name="ce1">
            <text:p>http://www-gio.nies.go.jp/aboutghg/nir/2018/NIR-JPN-2018-v4.1_web.pdf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National Greenhouse Gas Inventory Report of JAPAN</text:p>
          </table:table-cell>
          <table:table-cell office:value-type="string" table:style-name="ce1">
            <text:p>Table 3-10</text:p>
          </table:table-cell>
          <table:table-cell table:number-columns-repeated="16381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scientific-number number:decimal-places="3" number:min-integer-digits="1" number:min-exponent-digits="2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arfc</dc:creator>
    <meta:creation-date>2018-09-14T14:04:04Z</meta:creation-date>
    <dc:date>2018-09-14T21:01:39Z</dc:date>
    <meta:editing-cycles>1</meta:editing-cycles>
    <meta:editing-duration>PT190S</meta:editing-duration>
    <meta:user-defined meta:name="SaveCode" meta:value-type="float">613377869129180</meta:user-defined>
  </office:meta>
</office:document-meta>
</file>